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3.435cm" fo:min-width="22.456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9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4.14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11.51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3.893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55cm"/>
    </style:style>
    <style:style style:name="gr22" style:family="graphic" style:parent-style-name="standard">
      <style:graphic-properties svg:stroke-width="0.053cm" svg:stroke-color="#dc2300" draw:marker-start-width="0.279cm" draw:marker-end-width="0.279cm" draw:stroke-linejoin="miter" draw:fill-color="#ff0000" draw:textarea-horizontal-align="justify" draw:textarea-vertical-align="middle" draw:auto-grow-height="false" fo:min-height="0.131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dc2300" draw:marker-start-width="0.279cm" draw:marker-end-width="0.279cm" draw:stroke-linejoin="miter" draw:fill-color="#ff0000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dash" draw:stroke-dash="Line_20_Style_20_9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/>
    </style:style>
    <style:style style:name="gr34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04cm" fo:min-width="0cm" fo:padding-top="0.139cm" fo:padding-bottom="0.139cm" fo:padding-left="0.264cm" fo:padding-right="0.264cm"/>
    </style:style>
    <style:style style:name="gr3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2.936cm"/>
    </style:style>
    <style:style style:name="gr42" style:family="graphic" style:parent-style-name="objectwithoutfill">
      <style:graphic-properties draw:stroke="dash" draw:stroke-dash="Line_20_Style_20_9" draw:fill="none" draw:textarea-vertical-align="middle"/>
    </style:style>
    <style:style style:name="gr43" style:family="graphic" style:parent-style-name="standard">
      <style:graphic-properties svg:stroke-color="#cccccc" draw:fill-color="#cccccc" draw:textarea-horizontal-align="justify" draw:textarea-vertical-align="middle" draw:auto-grow-height="false" fo:min-height="0.13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75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15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30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44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5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46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9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6.5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14cm" svg:height="13.843cm" svg:x="1.635cm" svg:y="4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5.143cm" svg:x2="24.749cm" svg:y2="5.143cm">
          <text:p/>
        </draw:line>
        <draw:line draw:style-name="gr3" draw:text-style-name="P1" draw:layer="layout" svg:x1="3.721cm" svg:y1="4.381cm" svg:x2="3.721cm" svg:y2="5.143cm">
          <text:p/>
        </draw:line>
        <draw:line draw:style-name="gr3" draw:text-style-name="P1" draw:layer="layout" svg:x1="5.721cm" svg:y1="4.381cm" svg:x2="5.721cm" svg:y2="5.143cm">
          <text:p/>
        </draw:line>
        <draw:line draw:style-name="gr3" draw:text-style-name="P1" draw:layer="layout" svg:x1="7.721cm" svg:y1="4.381cm" svg:x2="7.721cm" svg:y2="5.143cm">
          <text:p/>
        </draw:line>
        <draw:line draw:style-name="gr3" draw:text-style-name="P1" draw:layer="layout" svg:x1="9.721cm" svg:y1="4.381cm" svg:x2="9.721cm" svg:y2="5.143cm">
          <text:p/>
        </draw:line>
        <draw:frame draw:style-name="gr4" draw:text-style-name="P2" draw:layer="layout" svg:width="1.239cm" svg:height="0.763cm" svg:x="1.666cm" svg:y="4.381cm">
          <draw:text-box>
            <text:p><text:span text:style-name="T1">File</text:span></text:p>
          </draw:text-box>
        </draw:frame>
        <draw:frame draw:style-name="gr5" draw:text-style-name="P2" draw:layer="layout" svg:width="1.289cm" svg:height="0.763cm" svg:x="3.667cm" svg:y="4.382cm">
          <draw:text-box>
            <text:p><text:span text:style-name="T1">Edit</text:span></text:p>
          </draw:text-box>
        </draw:frame>
        <draw:frame draw:style-name="gr6" draw:text-style-name="P2" draw:layer="layout" svg:width="1.442cm" svg:height="0.763cm" svg:x="5.667cm" svg:y="4.382cm">
          <draw:text-box>
            <text:p><text:span text:style-name="T1">Help</text:span></text:p>
          </draw:text-box>
        </draw:frame>
        <draw:frame draw:style-name="gr7" draw:text-style-name="P2" draw:layer="layout" svg:width="1.696cm" svg:height="0.763cm" svg:x="7.667cm" svg:y="4.382cm">
          <draw:text-box>
            <text:p><text:span text:style-name="T1">About</text:span></text:p>
          </draw:text-box>
        </draw:frame>
        <draw:custom-shape draw:style-name="gr8" draw:text-style-name="P1" draw:layer="layout" svg:width="4.699cm" svg:height="11.049cm" svg:x="1.889cm" svg:y="5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065cm" svg:height="11.049cm" svg:x="7.35cm" svg:y="5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45cm" svg:height="11.049cm" svg:x="19.923cm" svg:y="5.3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89cm" svg:y1="6.032cm" svg:x2="6.588cm" svg:y2="6.032cm">
          <text:p/>
        </draw:line>
        <draw:line draw:style-name="gr2" draw:text-style-name="P1" draw:layer="layout" svg:x1="7.35cm" svg:y1="6.032cm" svg:x2="19.415cm" svg:y2="6.032cm">
          <text:p/>
        </draw:line>
        <draw:line draw:style-name="gr2" draw:text-style-name="P1" draw:layer="layout" svg:x1="19.923cm" svg:y1="6.032cm" svg:x2="24.368cm" svg:y2="6.032cm">
          <text:p/>
        </draw:line>
        <draw:line draw:style-name="gr3" draw:text-style-name="P1" draw:layer="layout" svg:x1="4.921cm" svg:y1="5.381cm" svg:x2="4.921cm" svg:y2="6.032cm">
          <text:p/>
        </draw:line>
        <draw:line draw:style-name="gr3" draw:text-style-name="P1" draw:layer="layout" svg:x1="9.521cm" svg:y1="5.382cm" svg:x2="9.521cm" svg:y2="6.033cm">
          <text:p/>
        </draw:line>
        <draw:line draw:style-name="gr3" draw:text-style-name="P1" draw:layer="layout" svg:x1="11.821cm" svg:y1="5.382cm" svg:x2="11.821cm" svg:y2="6.033cm">
          <text:p/>
        </draw:line>
        <draw:line draw:style-name="gr3" draw:text-style-name="P1" draw:layer="layout" svg:x1="13.921cm" svg:y1="5.382cm" svg:x2="13.921cm" svg:y2="6.033cm">
          <text:p/>
        </draw:line>
        <draw:line draw:style-name="gr11" draw:text-style-name="P1" draw:layer="layout" svg:x1="3.421cm" svg:y1="5.422cm" svg:x2="3.421cm" svg:y2="6.033cm">
          <text:p/>
        </draw:line>
        <draw:line draw:style-name="gr3" draw:text-style-name="P1" draw:layer="layout" svg:x1="22.221cm" svg:y1="5.382cm" svg:x2="22.221cm" svg:y2="6.033cm">
          <text:p/>
        </draw:line>
        <draw:line draw:style-name="gr3" draw:text-style-name="P1" draw:layer="layout" svg:x1="1.635cm" svg:y1="16.643cm" svg:x2="24.749cm" svg:y2="16.643cm">
          <text:p/>
        </draw:line>
        <draw:line draw:style-name="gr3" draw:text-style-name="P1" draw:layer="layout" svg:x1="7.323cm" svg:y1="16.643cm" svg:x2="7.321cm" svg:y2="18.224cm">
          <text:p/>
        </draw:line>
        <draw:frame draw:style-name="gr12" draw:text-style-name="P3" draw:layer="layout" svg:width="3.601cm" svg:height="0.962cm" svg:x="7.432cm" svg:y="16.875cm">
          <draw:text-box>
            <text:p>control/info</text:p>
          </draw:text-box>
        </draw:frame>
        <draw:frame draw:style-name="gr13" draw:text-style-name="P3" draw:layer="layout" svg:width="5.044cm" svg:height="0.962cm" svg:x="12.258cm" svg:y="16.954cm">
          <draw:text-box>
            <text:p>object quick edit</text:p>
          </draw:text-box>
        </draw:frame>
        <draw:frame draw:style-name="gr14" draw:text-style-name="P3" draw:layer="layout" svg:width="4.092cm" svg:height="0.962cm" svg:x="11.014cm" svg:y="10.531cm">
          <draw:text-box>
            <text:p>room display</text:p>
          </draw:text-box>
        </draw:frame>
        <draw:frame draw:style-name="gr15" draw:text-style-name="P5" draw:layer="layout" svg:width="3cm" svg:height="2.384cm" svg:x="20.606cm" svg:y="9.693cm">
          <draw:text-box>
            <text:p text:style-name="P4">object</text:p>
            <text:p text:style-name="P4">selection</text:p>
            <text:p text:style-name="P4">(edit)</text:p>
          </draw:text-box>
        </draw:frame>
        <draw:frame draw:style-name="gr15" draw:text-style-name="P5" draw:layer="layout" svg:width="3cm" svg:height="2.384cm" svg:x="2.651cm" svg:y="9.715cm">
          <draw:text-box>
            <text:p text:style-name="P4">object</text:p>
            <text:p text:style-name="P4">selection</text:p>
            <text:p text:style-name="P4">(add)</text:p>
          </draw:text-box>
        </draw:frame>
        <draw:frame draw:style-name="gr16" draw:text-style-name="P2" draw:layer="layout" svg:width="1.646cm" svg:height="0.763cm" svg:x="1.767cm" svg:y="5.382cm">
          <draw:text-box>
            <text:p><text:span text:style-name="T1">Entity</text:span></text:p>
          </draw:text-box>
        </draw:frame>
        <draw:frame draw:style-name="gr17" draw:text-style-name="P2" draw:layer="layout" svg:width="1.226cm" svg:height="0.763cm" svg:x="3.268cm" svg:y="5.383cm">
          <draw:text-box>
            <text:p><text:span text:style-name="T1">Tile</text:span></text:p>
          </draw:text-box>
        </draw:frame>
        <draw:frame draw:style-name="gr18" draw:text-style-name="P2" draw:layer="layout" svg:width="1.645cm" svg:height="0.763cm" svg:x="4.868cm" svg:y="5.383cm">
          <draw:text-box>
            <text:p><text:span text:style-name="T1">Other</text:span></text:p>
          </draw:text-box>
        </draw:frame>
        <draw:frame draw:style-name="gr19" draw:text-style-name="P2" draw:layer="layout" svg:width="1.797cm" svg:height="0.763cm" svg:x="7.268cm" svg:y="5.383cm">
          <draw:text-box>
            <text:p><text:span text:style-name="T1">room1</text:span></text:p>
          </draw:text-box>
        </draw:frame>
        <draw:frame draw:style-name="gr19" draw:text-style-name="P2" draw:layer="layout" svg:width="1.797cm" svg:height="0.763cm" svg:x="9.568cm" svg:y="5.383cm">
          <draw:text-box>
            <text:p><text:span text:style-name="T1">room2</text:span></text:p>
          </draw:text-box>
        </draw:frame>
        <draw:frame draw:style-name="gr19" draw:text-style-name="P2" draw:layer="layout" svg:width="1.797cm" svg:height="0.763cm" svg:x="11.769cm" svg:y="5.384cm">
          <draw:text-box>
            <text:p><text:span text:style-name="T1">room3</text:span></text:p>
          </draw:text-box>
        </draw:frame>
        <draw:frame draw:style-name="gr20" draw:text-style-name="P2" draw:layer="layout" svg:width="2.001cm" svg:height="0.763cm" svg:x="19.869cm" svg:y="5.384cm">
          <draw:text-box>
            <text:p><text:span text:style-name="T1">Entities</text:span></text:p>
          </draw:text-box>
        </draw:frame>
        <draw:frame draw:style-name="gr21" draw:text-style-name="P2" draw:layer="layout" svg:width="1.455cm" svg:height="0.763cm" svg:x="22.17cm" svg:y="5.385cm">
          <draw:text-box>
            <text:p><text:span text:style-name="T1">Tiles</text:span></text:p>
          </draw:text-box>
        </draw:frame>
        <draw:custom-shape draw:style-name="gr22" draw:text-style-name="P6" draw:layer="layout" svg:width="0.381cm" svg:height="0.381cm" svg:x="9.001cm" svg:y="5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9.065cm" svg:y1="5.592cm" svg:x2="9.314cm" svg:y2="5.829cm">
          <text:p/>
        </draw:line>
        <draw:line draw:style-name="gr23" draw:text-style-name="P1" draw:layer="layout" svg:x1="9.314cm" svg:y1="5.592cm" svg:x2="9.065cm" svg:y2="5.829cm">
          <text:p/>
        </draw:line>
        <draw:custom-shape draw:style-name="gr24" draw:text-style-name="P6" draw:layer="layout" svg:width="0.381cm" svg:height="0.381cm" svg:x="11.301cm" svg:y="5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365cm" svg:y1="5.592cm" svg:x2="11.614cm" svg:y2="5.829cm">
          <text:p/>
        </draw:line>
        <draw:line draw:style-name="gr23" draw:text-style-name="P1" draw:layer="layout" svg:x1="11.614cm" svg:y1="5.592cm" svg:x2="11.365cm" svg:y2="5.829cm">
          <text:p/>
        </draw:line>
        <draw:custom-shape draw:style-name="gr24" draw:text-style-name="P6" draw:layer="layout" svg:width="0.381cm" svg:height="0.381cm" svg:x="13.401cm" svg:y="5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3.465cm" svg:y1="5.592cm" svg:x2="13.714cm" svg:y2="5.829cm">
          <text:p/>
        </draw:line>
        <draw:line draw:style-name="gr23" draw:text-style-name="P1" draw:layer="layout" svg:x1="13.714cm" svg:y1="5.592cm" svg:x2="13.465cm" svg:y2="5.829cm">
          <text:p/>
        </draw:line>
        <draw:line draw:style-name="gr11" draw:text-style-name="P1" draw:layer="layout" svg:x1="1.89cm" svg:y1="6.032cm" svg:x2="3.435cm" svg:y2="6.032cm">
          <text:p/>
        </draw:line>
        <draw:line draw:style-name="gr11" draw:text-style-name="P1" draw:layer="layout" svg:x1="9.507cm" svg:y1="6.032cm" svg:x2="11.838cm" svg:y2="6.032cm">
          <text:p/>
        </draw:line>
        <draw:line draw:style-name="gr11" draw:text-style-name="P1" draw:layer="layout" svg:x1="19.892cm" svg:y1="6.032cm" svg:x2="22.234cm" svg:y2="6.032cm">
          <text:p/>
        </draw:line>
        <draw:line draw:style-name="gr11" draw:text-style-name="P1" draw:layer="layout" svg:x1="9.521cm" svg:y1="5.423cm" svg:x2="9.521cm" svg:y2="6.034cm">
          <text:p/>
        </draw:line>
        <draw:line draw:style-name="gr11" draw:text-style-name="P1" draw:layer="layout" svg:x1="11.821cm" svg:y1="5.424cm" svg:x2="11.821cm" svg:y2="6.035cm">
          <text:p/>
        </draw:line>
        <draw:line draw:style-name="gr11" draw:text-style-name="P1" draw:layer="layout" svg:x1="22.221cm" svg:y1="5.425cm" svg:x2="22.221cm" svg:y2="6.036cm">
          <text:p/>
        </draw:line>
        <draw:line draw:style-name="gr25" draw:text-style-name="P1" draw:layer="layout" svg:x1="19.924cm" svg:y1="6.532cm" svg:x2="24.369cm" svg:y2="6.532cm">
          <text:p/>
        </draw:line>
        <draw:line draw:style-name="gr25" draw:text-style-name="P1" draw:layer="layout" svg:x1="19.925cm" svg:y1="7.032cm" svg:x2="24.37cm" svg:y2="7.032cm">
          <text:p/>
        </draw:line>
        <draw:line draw:style-name="gr25" draw:text-style-name="P1" draw:layer="layout" svg:x1="19.925cm" svg:y1="7.532cm" svg:x2="24.37cm" svg:y2="7.532cm">
          <text:p/>
        </draw:line>
        <draw:line draw:style-name="gr26" draw:text-style-name="P1" draw:layer="layout" svg:x1="7.352cm" svg:y1="7.532cm" svg:x2="19.417cm" svg:y2="7.532cm">
          <text:p/>
        </draw:line>
        <draw:line draw:style-name="gr26" draw:text-style-name="P1" draw:layer="layout" svg:x1="7.353cm" svg:y1="7.032cm" svg:x2="19.418cm" svg:y2="7.032cm">
          <text:p/>
        </draw:line>
        <draw:line draw:style-name="gr26" draw:text-style-name="P1" draw:layer="layout" svg:x1="7.353cm" svg:y1="6.532cm" svg:x2="19.418cm" svg:y2="6.532cm">
          <text:p/>
        </draw:line>
        <draw:line draw:style-name="gr27" draw:text-style-name="P1" draw:layer="layout" svg:x1="1.89cm" svg:y1="6.532cm" svg:x2="6.589cm" svg:y2="6.532cm">
          <text:p/>
        </draw:line>
        <draw:line draw:style-name="gr28" draw:text-style-name="P1" draw:layer="layout" svg:x1="1.891cm" svg:y1="7.032cm" svg:x2="6.59cm" svg:y2="7.032cm">
          <text:p/>
        </draw:line>
        <draw:line draw:style-name="gr27" draw:text-style-name="P1" draw:layer="layout" svg:x1="1.891cm" svg:y1="7.532cm" svg:x2="6.59cm" svg:y2="7.532cm">
          <text:p/>
        </draw:line>
        <draw:frame draw:style-name="gr29" draw:text-style-name="P7" draw:layer="layout" svg:width="1.302cm" svg:height="0.569cm" svg:x="1.857cm" svg:y="5.971cm">
          <draw:text-box>
            <text:p><text:span text:style-name="T2">Player</text:span></text:p>
          </draw:text-box>
        </draw:frame>
        <draw:frame draw:style-name="gr30" draw:text-style-name="P7" draw:layer="layout" svg:width="1.56cm" svg:height="0.569cm" svg:x="1.857cm" svg:y="6.472cm">
          <draw:text-box>
            <text:p><text:span text:style-name="T2">Octopus</text:span></text:p>
          </draw:text-box>
        </draw:frame>
        <draw:frame draw:style-name="gr31" draw:text-style-name="P7" draw:layer="layout" svg:width="2.204cm" svg:height="0.569cm" svg:x="1.857cm" svg:y="6.972cm">
          <draw:text-box>
            <text:p><text:span text:style-name="T2">Health Potion</text:span></text:p>
          </draw:text-box>
        </draw:frame>
        <draw:frame draw:style-name="gr32" draw:text-style-name="P7" draw:layer="layout" svg:width="1.425cm" svg:height="0.569cm" svg:x="19.796cm" svg:y="5.971cm">
          <draw:text-box>
            <text:p><text:span text:style-name="T2">player1</text:span></text:p>
          </draw:text-box>
        </draw:frame>
        <draw:frame draw:style-name="gr33" draw:text-style-name="P7" draw:layer="layout" svg:width="1.653cm" svg:height="0.569cm" svg:x="19.797cm" svg:y="6.472cm">
          <draw:text-box>
            <text:p><text:span text:style-name="T2">octopus1</text:span></text:p>
          </draw:text-box>
        </draw:frame>
        <draw:frame draw:style-name="gr33" draw:text-style-name="P7" draw:layer="layout" svg:width="1.653cm" svg:height="0.569cm" svg:x="19.797cm" svg:y="6.972cm">
          <draw:text-box>
            <text:p><text:span text:style-name="T2">octopus2</text:span></text:p>
          </draw:text-box>
        </draw:frame>
        <draw:line draw:style-name="gr34" draw:text-style-name="P1" draw:layer="layout" svg:x1="23.421cm" svg:y1="6.032cm" svg:x2="23.421cm" svg:y2="7.532cm">
          <text:p/>
        </draw:line>
        <draw:custom-shape draw:style-name="gr35" draw:text-style-name="P1" draw:layer="layout" svg:width="0.254cm" svg:height="0.254cm" svg:x="23.606cm" svg:y="6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6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6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6.6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6.6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7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7.159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3.641cm" svg:y1="6.183cm" svg:x2="23.835cm" svg:y2="6.403cm">
          <text:p/>
        </draw:line>
        <draw:line draw:style-name="gr23" draw:text-style-name="P1" draw:layer="layout" svg:x1="23.835cm" svg:y1="6.183cm" svg:x2="23.641cm" svg:y2="6.403cm">
          <text:p/>
        </draw:line>
        <draw:line draw:style-name="gr23" draw:text-style-name="P1" draw:layer="layout" svg:x1="23.641cm" svg:y1="6.683cm" svg:x2="23.835cm" svg:y2="6.903cm">
          <text:p/>
        </draw:line>
        <draw:line draw:style-name="gr23" draw:text-style-name="P1" draw:layer="layout" svg:x1="23.835cm" svg:y1="6.683cm" svg:x2="23.641cm" svg:y2="6.903cm">
          <text:p/>
        </draw:line>
        <draw:line draw:style-name="gr23" draw:text-style-name="P1" draw:layer="layout" svg:x1="24.041cm" svg:y1="6.683cm" svg:x2="24.235cm" svg:y2="6.903cm">
          <text:p/>
        </draw:line>
        <draw:line draw:style-name="gr23" draw:text-style-name="P1" draw:layer="layout" svg:x1="24.235cm" svg:y1="6.683cm" svg:x2="24.041cm" svg:y2="6.903cm">
          <text:p/>
        </draw:line>
        <draw:frame draw:style-name="gr37" draw:text-style-name="P8" draw:layer="layout" svg:width="1.103cm" svg:height="0.489cm" svg:x="22.571cm" svg:y="7.683cm">
          <draw:text-box>
            <text:p><text:span text:style-name="T3">visible</text:span></text:p>
          </draw:text-box>
        </draw:frame>
        <draw:frame draw:style-name="gr38" draw:text-style-name="P8" draw:layer="layout" svg:width="1.12cm" svg:height="0.489cm" svg:x="23.372cm" svg:y="7.684cm">
          <draw:text-box>
            <text:p><text:span text:style-name="T3">locked</text:span></text:p>
          </draw:text-box>
        </draw:frame>
        <draw:line draw:style-name="gr3" draw:text-style-name="P1" draw:layer="layout" svg:x1="23.225cm" svg:y1="7.81cm" svg:x2="23.733cm" svg:y2="7.302cm">
          <text:p/>
        </draw:line>
        <draw:line draw:style-name="gr3" draw:text-style-name="P1" draw:layer="layout" svg:x1="23.86cm" svg:y1="7.81cm" svg:x2="24.114cm" svg:y2="7.302cm">
          <text:p/>
        </draw:line>
        <draw:frame draw:style-name="gr39" draw:text-style-name="P9" draw:layer="layout" svg:width="1.704cm" svg:height="0.965cm" svg:x="25.13cm" svg:y="6.032cm">
          <draw:text-box>
            <text:p text:style-name="P4"><text:span text:style-name="T3">double click</text:span></text:p>
            <text:p text:style-name="P4"><text:span text:style-name="T3">opens object</text:span></text:p>
            <text:p text:style-name="P4"><text:span text:style-name="T3">edit window</text:span></text:p>
          </draw:text-box>
        </draw:frame>
        <draw:line draw:style-name="gr3" draw:text-style-name="P1" draw:layer="layout" svg:x1="25.384cm" svg:y1="6.286cm" svg:x2="23.225cm" svg:y2="6.286cm">
          <text:p/>
        </draw:line>
        <draw:frame draw:style-name="gr40" draw:text-style-name="P8" draw:layer="layout" svg:width="1.442cm" svg:height="0.489cm" svg:x="15.478cm" svg:y="5.524cm">
          <draw:text-box>
            <text:p><text:span text:style-name="T3">room tabs</text:span></text:p>
          </draw:text-box>
        </draw:frame>
        <draw:line draw:style-name="gr3" draw:text-style-name="P1" draw:layer="layout" svg:x1="15.605cm" svg:y1="5.778cm" svg:x2="14.208cm" svg:y2="5.778cm">
          <text:p/>
        </draw:line>
        <draw:line draw:style-name="gr3" draw:text-style-name="P1" draw:layer="layout" svg:x1="11.323cm" svg:y1="16.644cm" svg:x2="11.321cm" svg:y2="18.225cm">
          <text:p/>
        </draw:line>
        <draw:frame draw:style-name="gr41" draw:text-style-name="P9" draw:layer="layout" svg:width="3.436cm" svg:height="0.965cm" svg:x="2.397cm" svg:y="16.926cm">
          <draw:text-box>
            <text:p text:style-name="P4"><text:span text:style-name="T3">button: open world map editor</text:span></text:p>
            <text:p text:style-name="P4"><text:span text:style-name="T3">(edit/look at room configuration</text:span></text:p>
            <text:p text:style-name="P4"><text:span text:style-name="T3">more easily)</text:span></text:p>
          </draw:text-box>
        </draw:frame>
        <draw:line draw:style-name="gr42" draw:text-style-name="P1" draw:layer="layout" svg:x1="7.921cm" svg:y1="6.032cm" svg:x2="7.921cm" svg:y2="7.81cm">
          <text:p/>
        </draw:line>
        <draw:line draw:style-name="gr42" draw:text-style-name="P1" draw:layer="layout" svg:x1="8.421cm" svg:y1="6.032cm" svg:x2="8.421cm" svg:y2="7.81cm">
          <text:p/>
        </draw:line>
        <draw:line draw:style-name="gr42" draw:text-style-name="P1" draw:layer="layout" svg:x1="8.921cm" svg:y1="6.032cm" svg:x2="8.921cm" svg:y2="7.81cm">
          <text:p/>
        </draw:line>
        <draw:line draw:style-name="gr42" draw:text-style-name="P1" draw:layer="layout" svg:x1="9.421cm" svg:y1="6.032cm" svg:x2="9.421cm" svg:y2="7.81cm">
          <text:p/>
        </draw:line>
        <draw:line draw:style-name="gr42" draw:text-style-name="P1" draw:layer="layout" svg:x1="9.921cm" svg:y1="6.032cm" svg:x2="9.921cm" svg:y2="7.81cm">
          <text:p/>
        </draw:line>
        <draw:line draw:style-name="gr42" draw:text-style-name="P1" draw:layer="layout" svg:x1="10.421cm" svg:y1="6.032cm" svg:x2="10.421cm" svg:y2="7.81cm">
          <text:p/>
        </draw:line>
        <draw:line draw:style-name="gr42" draw:text-style-name="P1" draw:layer="layout" svg:x1="10.921cm" svg:y1="6.032cm" svg:x2="10.921cm" svg:y2="7.81cm">
          <text:p/>
        </draw:line>
        <draw:line draw:style-name="gr42" draw:text-style-name="P1" draw:layer="layout" svg:x1="11.421cm" svg:y1="6.032cm" svg:x2="11.421cm" svg:y2="7.81cm">
          <text:p/>
        </draw:line>
        <draw:line draw:style-name="gr42" draw:text-style-name="P1" draw:layer="layout" svg:x1="11.921cm" svg:y1="6.032cm" svg:x2="11.921cm" svg:y2="7.81cm">
          <text:p/>
        </draw:line>
        <draw:line draw:style-name="gr42" draw:text-style-name="P1" draw:layer="layout" svg:x1="12.421cm" svg:y1="6.032cm" svg:x2="12.421cm" svg:y2="7.81cm">
          <text:p/>
        </draw:line>
        <draw:line draw:style-name="gr42" draw:text-style-name="P1" draw:layer="layout" svg:x1="12.921cm" svg:y1="6.032cm" svg:x2="12.921cm" svg:y2="7.81cm">
          <text:p/>
        </draw:line>
        <draw:line draw:style-name="gr42" draw:text-style-name="P1" draw:layer="layout" svg:x1="13.421cm" svg:y1="6.032cm" svg:x2="13.421cm" svg:y2="7.81cm">
          <text:p/>
        </draw:line>
        <draw:line draw:style-name="gr42" draw:text-style-name="P1" draw:layer="layout" svg:x1="13.921cm" svg:y1="6.032cm" svg:x2="13.921cm" svg:y2="7.81cm">
          <text:p/>
        </draw:line>
        <draw:line draw:style-name="gr42" draw:text-style-name="P1" draw:layer="layout" svg:x1="14.421cm" svg:y1="6.032cm" svg:x2="14.421cm" svg:y2="7.81cm">
          <text:p/>
        </draw:line>
        <draw:line draw:style-name="gr42" draw:text-style-name="P1" draw:layer="layout" svg:x1="14.921cm" svg:y1="6.032cm" svg:x2="14.921cm" svg:y2="7.81cm">
          <text:p/>
        </draw:line>
        <draw:line draw:style-name="gr42" draw:text-style-name="P1" draw:layer="layout" svg:x1="15.421cm" svg:y1="6.032cm" svg:x2="15.421cm" svg:y2="7.81cm">
          <text:p/>
        </draw:line>
        <draw:line draw:style-name="gr42" draw:text-style-name="P1" draw:layer="layout" svg:x1="15.921cm" svg:y1="6.032cm" svg:x2="15.921cm" svg:y2="7.81cm">
          <text:p/>
        </draw:line>
        <draw:line draw:style-name="gr42" draw:text-style-name="P1" draw:layer="layout" svg:x1="16.421cm" svg:y1="6.032cm" svg:x2="16.421cm" svg:y2="7.81cm">
          <text:p/>
        </draw:line>
        <draw:line draw:style-name="gr42" draw:text-style-name="P1" draw:layer="layout" svg:x1="16.921cm" svg:y1="6.032cm" svg:x2="16.921cm" svg:y2="7.81cm">
          <text:p/>
        </draw:line>
        <draw:line draw:style-name="gr42" draw:text-style-name="P1" draw:layer="layout" svg:x1="17.421cm" svg:y1="6.032cm" svg:x2="17.421cm" svg:y2="7.81cm">
          <text:p/>
        </draw:line>
        <draw:line draw:style-name="gr42" draw:text-style-name="P1" draw:layer="layout" svg:x1="17.921cm" svg:y1="6.032cm" svg:x2="17.921cm" svg:y2="7.81cm">
          <text:p/>
        </draw:line>
        <draw:line draw:style-name="gr42" draw:text-style-name="P1" draw:layer="layout" svg:x1="18.421cm" svg:y1="6.032cm" svg:x2="18.421cm" svg:y2="7.81cm">
          <text:p/>
        </draw:line>
        <draw:line draw:style-name="gr42" draw:text-style-name="P1" draw:layer="layout" svg:x1="18.921cm" svg:y1="6.032cm" svg:x2="18.921cm" svg:y2="7.81cm">
          <text:p/>
        </draw:line>
        <draw:line draw:style-name="gr42" draw:text-style-name="P1" draw:layer="layout" svg:x1="19.421cm" svg:y1="6.032cm" svg:x2="19.421cm" svg:y2="7.81cm">
          <text:p/>
        </draw:line>
        <draw:custom-shape draw:style-name="gr43" draw:text-style-name="P10" draw:layer="layout" svg:width="0.381cm" svg:height="0.381cm" svg:x="6.007cm" svg:y="6.0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0.381cm" svg:height="0.381cm" svg:x="6.007cm" svg:y="6.5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0.381cm" svg:height="0.381cm" svg:x="6.007cm" svg:y="7.075cm">
          <text:p/>
          <draw:enhanced-geometry svg:viewBox="0 0 21600 21600" draw:type="rectangle" draw:enhanced-path="M 0 0 L 21600 0 21600 21600 0 21600 0 0 Z N"/>
        </draw:custom-shape>
        <draw:frame draw:style-name="gr44" draw:text-style-name="P8" draw:layer="layout" svg:width="1.869cm" svg:height="0.489cm" svg:x="4.778cm" svg:y="7.725cm">
          <draw:text-box>
            <text:p><text:span text:style-name="T3">image preview</text:span></text:p>
          </draw:text-box>
        </draw:frame>
        <draw:line draw:style-name="gr3" draw:text-style-name="P1" draw:layer="layout" svg:x1="5.699cm" svg:y1="7.81cm" svg:x2="6.207cm" svg:y2="7.302cm">
          <text:p/>
        </draw:line>
        <draw:frame draw:style-name="gr45" draw:text-style-name="P9" draw:layer="layout" svg:width="2.255cm" svg:height="0.965cm" svg:x="24.78cm" svg:y="5.194cm">
          <draw:text-box>
            <text:p text:style-name="P4"><text:span text:style-name="T3">todo: add room list</text:span></text:p>
            <text:p text:style-name="P4"><text:span text:style-name="T3">+selection</text:span></text:p>
          </draw:text-box>
        </draw:frame>
        <draw:line draw:style-name="gr3" draw:text-style-name="P1" draw:layer="layout" svg:x1="25.384cm" svg:y1="5.651cm" svg:x2="23.971cm" svg:y2="5.752cm">
          <text:p/>
        </draw:line>
        <draw:frame draw:style-name="gr46" draw:text-style-name="P3" draw:layer="layout" svg:width="4.304cm" svg:height="0.962cm" svg:x="2.143cm" svg:y="1.381cm">
          <draw:text-box>
            <text:p>Editor Design</text:p>
          </draw:text-box>
        </draw:frame>
      </draw:page>
      <draw:page draw:name="page2" draw:style-name="dp1" draw:master-page-name="Default">
        <draw:custom-shape draw:style-name="gr1" draw:text-style-name="P1" draw:layer="layout" svg:width="23.114cm" svg:height="13.843cm" svg:x="1.635cm" svg:y="4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5.143cm" svg:x2="24.749cm" svg:y2="5.143cm">
          <text:p/>
        </draw:line>
        <draw:custom-shape draw:style-name="gr8" draw:text-style-name="P1" draw:layer="layout" svg:width="4.699cm" svg:height="11.049cm" svg:x="1.889cm" svg:y="5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065cm" svg:height="11.049cm" svg:x="7.35cm" svg:y="5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45cm" svg:height="11.049cm" svg:x="19.923cm" svg:y="5.39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635cm" svg:y1="16.643cm" svg:x2="24.749cm" svg:y2="16.643cm">
          <text:p/>
        </draw:line>
        <draw:frame draw:style-name="gr47" draw:text-style-name="P3" draw:layer="layout" svg:width="6.979cm" svg:height="0.962cm" svg:x="2.524cm" svg:y="1.762cm">
          <draw:text-box>
            <text:p>Implementation Design</text:p>
          </draw:text-box>
        </draw:frame>
        <draw:frame draw:style-name="gr48" draw:text-style-name="P11" draw:layer="layout" svg:width="2.534cm" svg:height="0.806cm" svg:x="7.229cm" svg:y="4.385cm">
          <draw:text-box>
            <text:p><text:span text:style-name="T4">FileMenu</text:span></text:p>
          </draw:text-box>
        </draw:frame>
        <draw:frame draw:style-name="gr49" draw:text-style-name="P11" draw:layer="layout" svg:width="5.658cm" svg:height="1.361cm" svg:x="11.033cm" svg:y="9.255cm">
          <draw:text-box>
            <text:p><text:span text:style-name="T4">contentPane.CENTER:</text:span></text:p>
            <text:p><text:span text:style-name="T4">Tab+JPanel/GridLayout</text:span></text:p>
          </draw:text-box>
        </draw:frame>
        <draw:frame draw:style-name="gr50" draw:text-style-name="P11" draw:layer="layout" svg:width="4.803cm" svg:height="1.361cm" svg:x="19.76cm" svg:y="9.636cm">
          <draw:text-box>
            <text:p><text:span text:style-name="T4">contentPane.EAST:</text:span></text:p>
            <text:p><text:span text:style-name="T4">Tab+JList/JTable</text:span></text:p>
          </draw:text-box>
        </draw:frame>
        <draw:frame draw:style-name="gr51" draw:text-style-name="P11" draw:layer="layout" svg:width="4.947cm" svg:height="1.361cm" svg:x="1.762cm" svg:y="9.382cm">
          <draw:text-box>
            <text:p><text:span text:style-name="T4">contentPane.WEST:</text:span></text:p>
            <text:p><text:span text:style-name="T4">Tab+JList/JTable</text:span></text:p>
          </draw:text-box>
        </draw:frame>
        <draw:frame draw:style-name="gr52" draw:text-style-name="P11" draw:layer="layout" svg:width="10.04cm" svg:height="0.806cm" svg:x="14.104cm" svg:y="16.875cm">
          <draw:text-box>
            <text:p><text:span text:style-name="T4">contentPane.SOUTH.CENTER: GridLayout</text:span></text:p>
          </draw:text-box>
        </draw:frame>
        <draw:line draw:style-name="gr3" draw:text-style-name="P1" draw:layer="layout" svg:x1="7.323cm" svg:y1="16.643cm" svg:x2="7.321cm" svg:y2="18.224cm">
          <text:p/>
        </draw:line>
        <draw:line draw:style-name="gr3" draw:text-style-name="P1" draw:layer="layout" svg:x1="11.323cm" svg:y1="16.644cm" svg:x2="11.321cm" svg:y2="18.225cm">
          <text:p/>
        </draw:line>
        <draw:frame draw:style-name="gr53" draw:text-style-name="P11" draw:layer="layout" svg:width="6.962cm" svg:height="1.361cm" svg:x="2.905cm" svg:y="16.875cm">
          <draw:text-box>
            <text:p><text:span text:style-name="T4">contentPane.SOUTH.WEST: </text:span></text:p>
            <text:p><text:span text:style-name="T4">GridLayout</text:span></text:p>
          </draw:text-box>
        </draw:frame>
        <draw:frame draw:style-name="gr54" draw:text-style-name="P11" draw:layer="layout" svg:width="6.535cm" svg:height="0.806cm" svg:x="4.81cm" svg:y="3.286cm">
          <draw:text-box>
            <text:p><text:span text:style-name="T4">contentPane: BorderLayout</text:span></text:p>
          </draw:text-box>
        </draw:frame>
        <draw:frame draw:style-name="gr55" draw:text-style-name="P11" draw:layer="layout" svg:width="8.41cm" svg:height="0.806cm" svg:x="9.763cm" svg:y="18.399cm">
          <draw:text-box>
            <text:p><text:span text:style-name="T4">contentPane.SOUTH: BorderLayout</text:span></text:p>
          </draw:text-box>
        </draw:frame>
        <draw:frame draw:style-name="gr56" draw:text-style-name="P11" draw:layer="layout" svg:width="5.599cm" svg:height="0.806cm" svg:x="19.034cm" svg:y="3.286cm">
          <draw:text-box>
            <text:p><text:span text:style-name="T4">contentPane.NORTH ?</text:span></text:p>
          </draw:text-box>
        </draw:frame>
      </draw:page>
      <draw:page draw:name="page3" draw:style-name="dp1" draw:master-page-name="Default">
        <draw:frame draw:style-name="gr57" draw:text-style-name="P3" draw:layer="layout" svg:width="7.546cm" svg:height="0.962cm" svg:x="2.471cm" svg:y="1.435cm">
          <draw:text-box>
            <text:p>Object edit window</text:p>
          </draw:text-box>
        </draw:frame>
        <draw:frame draw:style-name="gr58" draw:text-style-name="P3" draw:layer="layout" svg:width="2.327cm" svg:height="0.962cm" svg:x="4.683cm" svg:y="4.175cm">
          <draw:text-box>
            <text:p>TODO</text:p>
          </draw:text-box>
        </draw:frame>
      </draw:page>
      <draw:page draw:name="page4" draw:style-name="dp1" draw:master-page-name="Default">
        <draw:frame draw:style-name="gr59" draw:text-style-name="P3" draw:layer="layout" svg:width="6.911cm" svg:height="0.962cm" svg:x="2.852cm" svg:y="2.397cm">
          <draw:text-box>
            <text:p>World map editor</text:p>
          </draw:text-box>
        </draw:frame>
        <draw:frame draw:style-name="gr58" draw:text-style-name="P3" draw:layer="layout" svg:width="2.327cm" svg:height="0.962cm" svg:x="7.604cm" svg:y="7.731cm">
          <draw:text-box>
            <text:p>TODO</text:p>
          </draw:text-box>
        </draw:frame>
      </draw:page>
      <draw:page draw:name="page5" draw:style-name="dp1" draw:master-page-name="Default">
        <draw:frame draw:style-name="gr60" draw:text-style-name="P3" draw:layer="layout" svg:width="7.038cm" svg:height="10.916cm" svg:x="1.254cm" svg:y="1.381cm">
          <draw:text-box>
            <text:p>Menus:</text:p>
            <text:p>File: </text:p>
            <text:p><text:tab/>-Create new world</text:p>
            <text:p><text:tab/>-Save World</text:p>
            <text:p><text:tab/>-Load World</text:p>
            <text:p><text:tab/>-Exit</text:p>
            <text:p/>
            <text:p>Edit:</text:p>
            <text:p><text:tab/>-todo</text:p>
            <text:p/>
            <text:p>Help:</text:p>
            <text:p><text:tab/>-todo</text:p>
            <text:p/>
            <text:p>About:</text:p>
            <text:p><text:tab/>-JOptionPane+inf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5:32:57.037000000</meta:creation-date>
    <dc:date>2015-08-14T12:20:00.167000000</dc:date>
    <meta:editing-duration>PT24M43S</meta:editing-duration>
    <meta:editing-cycles>5</meta:editing-cycles>
    <meta:generator>LibreOffice/5.0.0.5$Windows_x86 LibreOffice_project/1b1a90865e348b492231e1c451437d7a15bb262b</meta:generator>
    <meta:document-statistic meta:object-count="146"/>
  </office:meta>
</office:document-meta>
</file>